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5cm" fo:min-width="3.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5cm" fo:min-width="4.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95cm" fo:min-width="4.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014cm" fo:min-width="1.69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85cm" fo:min-width="5.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45cm" fo:min-width="5cm"/>
    </style:style>
    <style:style style:name="gr7" style:family="graphic" style:parent-style-name="objectwithoutfill">
      <style:graphic-properties svg:stroke-color="#ff3333" draw:marker-end="Arrow" draw:marker-end-width="0.3cm" draw:fill="none" draw:fill-color="#ffffff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75cm" fo:min-width="3.2cm"/>
    </style:style>
    <style:style style:name="gr10" style:family="graphic" style:parent-style-name="objectwithoutfill">
      <style:graphic-properties svg:stroke-color="#ff3333" draw:marker-end="Arrow" draw:marker-end-width="0.3cm" draw:fill="none" draw:fill-color="#ff6600" draw:textarea-vertical-align="middle"/>
    </style:style>
    <style:style style:name="gr11" style:family="graphic" style:parent-style-name="objectwithoutfill">
      <style:graphic-properties svg:stroke-color="#cc66ff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color="#ff3333"/>
    </style:style>
    <style:style style:name="P5" style:family="paragraph">
      <loext:graphic-properties draw:fill-color="#ffffff"/>
      <style:paragraph-properties fo:text-align="center"/>
      <style:text-properties fo:color="#ff3333"/>
    </style:style>
    <style:style style:name="P6" style:family="paragraph">
      <loext:graphic-properties draw:fill="none" draw:fill-color="#ff6600"/>
      <style:paragraph-properties fo:text-align="center"/>
    </style:style>
    <style:style style:name="P7" style:family="paragraph">
      <style:paragraph-properties fo:text-align="center"/>
      <style:text-properties fo:color="#cc66ff"/>
    </style:style>
    <style:style style:name="P8" style:family="paragraph">
      <loext:graphic-properties draw:fill-color="#ffffff"/>
      <style:paragraph-properties fo:text-align="center"/>
      <style:text-properties fo:color="#cc66ff"/>
    </style:style>
    <style:style style:name="T1" style:family="text">
      <style:text-properties fo:color="#ff3333"/>
    </style:style>
    <style:style style:name="T2" style:family="text">
      <style:text-properties fo:color="#cc66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2cm" svg:height="1.5cm" svg:x="1.4cm" svg:y="4.4cm">
          <text:p text:style-name="P1">HP</text:p>
          <text:p text:style-name="P1">Sign 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1.8cm" svg:x="6.6cm" svg:y="4.4cm">
          <text:p text:style-name="P1">Admin/users for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1.2cm" svg:x="14cm" svg:y="1.9cm">
          <text:p text:style-name="P1">Add new projec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cm" svg:height="3.2cm" svg:x="1.5cm" svg:y="17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2" draw:layer="layout" svg:width="6.2cm" svg:height="2.1cm" svg:x="1.7cm" svg:y="24.5cm">
          <text:p text:style-name="P1">HP</text:p>
          <text:p text:style-name="P1">Project’s summary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5cm" svg:height="3.7cm" svg:x="10.2cm" svg:y="24.6cm">
          <text:p text:style-name="P1">Current projects</text:p>
          <text:p text:style-name="P1">Project name</text:p>
          <text:p text:style-name="P1">In steps</text:p>
          <text:p text:style-name="P1">Tasks </text:p>
          <text:p text:style-name="P1">deadline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6cm" svg:y1="4.8cm" svg:x2="6.7cm" svg:y2="4.8cm">
          <text:p/>
        </draw:line>
        <draw:line draw:style-name="gr7" draw:text-style-name="P3" draw:layer="layout" svg:x1="11.7cm" svg:y1="4.8cm" svg:x2="13.9cm" svg:y2="2.6cm">
          <text:p/>
        </draw:line>
        <draw:line draw:style-name="gr7" draw:text-style-name="P3" draw:layer="layout" svg:x1="11.6cm" svg:y1="6.1cm" svg:x2="14.8cm" svg:y2="23.6cm">
          <text:p/>
        </draw:line>
        <draw:line draw:style-name="gr8" draw:text-style-name="P3" draw:layer="layout" svg:x1="3.1cm" svg:y1="22.4cm" svg:x2="3.1cm" svg:y2="24.4cm">
          <text:p/>
        </draw:line>
        <draw:line draw:style-name="gr8" draw:text-style-name="P3" draw:layer="layout" svg:x1="8.3cm" svg:y1="25.3cm" svg:x2="10.1cm" svg:y2="25.3cm">
          <text:p/>
        </draw:line>
        <draw:custom-shape draw:style-name="gr9" draw:text-style-name="P2" draw:layer="layout" svg:width="3.7cm" svg:height="1cm" svg:x="1.2cm" svg:y="21.2cm">
          <text:p text:style-name="P1">Visit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cm" svg:height="3.2cm" svg:x="1.4cm" svg:y="8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5" draw:layer="layout" svg:width="3.7cm" svg:height="1cm" svg:x="1.2cm" svg:y="12.4cm">
          <text:p text:style-name="P4"><text:span text:style-name="T1">Ad</text:span><text:span text:style-name="T1">mi</text:span><text:span text:style-name="T1">n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cm" svg:y1="8.2cm" svg:x2="3cm" svg:y2="6.3cm">
          <text:p/>
        </draw:line>
        <draw:custom-shape draw:style-name="gr3" draw:text-style-name="P2" draw:layer="layout" svg:width="4.7cm" svg:height="1.2cm" svg:x="14cm" svg:y="3.4cm">
          <text:p text:style-name="P1">Add new in step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1.2cm" svg:x="14cm" svg:y="5.1cm">
          <text:p text:style-name="P1">Add new task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7cm" svg:y1="4.801cm" svg:x2="13.8cm" svg:y2="4.1cm">
          <text:p/>
        </draw:line>
        <draw:line draw:style-name="gr7" draw:text-style-name="P3" draw:layer="layout" svg:x1="11.7cm" svg:y1="4.802cm" svg:x2="13.9cm" svg:y2="5.5cm">
          <text:p/>
        </draw:line>
        <draw:custom-shape draw:style-name="gr4" draw:text-style-name="P2" draw:layer="layout" svg:width="3.1cm" svg:height="3.2cm" svg:x="7.2cm" svg:y="8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8" draw:layer="layout" svg:width="3.7cm" svg:height="1cm" svg:x="7.1cm" svg:y="12.4cm">
          <text:p text:style-name="P7"><text:span text:style-name="T2">Users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7.5cm" svg:y1="8.9cm" svg:x2="5.2cm" svg:y2="6.3cm">
          <text:p/>
        </draw:line>
        <draw:line draw:style-name="gr11" draw:text-style-name="P3" draw:layer="layout" svg:x1="5.7cm" svg:y1="5.5cm" svg:x2="6.7cm" svg:y2="5.5cm">
          <text:p/>
        </draw:line>
        <draw:line draw:style-name="gr11" draw:text-style-name="P3" draw:layer="layout" svg:x1="11.6cm" svg:y1="5.4cm" svg:x2="14cm" svg:y2="4.5cm">
          <text:p/>
        </draw:line>
        <draw:line draw:style-name="gr11" draw:text-style-name="P3" draw:layer="layout" svg:x1="11.6cm" svg:y1="5.401cm" svg:x2="13.9cm" svg:y2="6cm">
          <text:p/>
        </draw:line>
        <draw:line draw:style-name="gr11" draw:text-style-name="P3" draw:layer="layout" svg:x1="11.6cm" svg:y1="5.417cm" svg:x2="11.7cm" svg:y2="2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0:11:34.829996648</meta:creation-date>
    <dc:date>2017-09-27T11:17:57.030768140</dc:date>
    <meta:editing-duration>PT56M1S</meta:editing-duration>
    <meta:editing-cycles>3</meta:editing-cycles>
    <meta:generator>LibreOffice/5.1.6.2$Linux_X86_64 LibreOffice_project/10m0$Build-2</meta:generator>
    <meta:document-statistic meta:object-count="26"/>
  </office:meta>
</office:document-meta>
</file>